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5pt" fo:font-weight="bold" officeooo:rsid="000ef524" officeooo:paragraph-rsid="000ef524" style:font-size-asian="13.1000003814697pt" style:font-weight-asian="bold" style:font-size-complex="15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color="#000000" fo:font-size="14pt" fo:font-style="italic" fo:font-weight="bold" officeooo:rsid="000ef524" officeooo:paragraph-rsid="000ef524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color="#000000" fo:font-size="14pt" fo:font-style="normal" fo:font-weight="bold" officeooo:rsid="000ef524" officeooo:paragraph-rsid="000ef524" style:font-size-asian="12.25pt" style:font-style-asian="normal" style:font-weight-asian="bold" style:font-size-complex="14pt" style:font-style-complex="normal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color="#000000" fo:font-size="14pt" fo:font-style="normal" fo:font-weight="bold" officeooo:rsid="000ef524" officeooo:paragraph-rsid="001516b2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fo:font-size="14pt" fo:font-style="normal" fo:font-weight="bold" officeooo:rsid="000ef524" officeooo:paragraph-rsid="00166d59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Preformatted_20_Text" style:list-style-name="L1">
      <style:paragraph-properties fo:text-align="start" style:justify-single-word="false"/>
      <style:text-properties fo:color="#000000" fo:font-size="14pt" fo:font-style="normal" fo:font-weight="bold" officeooo:rsid="000ef524" officeooo:paragraph-rsid="00166d59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Preformatted_20_Text" style:list-style-name="L1">
      <style:paragraph-properties fo:text-align="start" style:justify-single-word="false"/>
      <style:text-properties fo:color="#000000" fo:font-size="14pt" fo:font-style="normal" fo:font-weight="bold" officeooo:rsid="000ef524" officeooo:paragraph-rsid="001bbf49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e88e" style:font-weight-asian="normal" style:font-weight-complex="normal"/>
    </style:style>
    <style:style style:name="T5" style:family="text">
      <style:text-properties fo:font-weight="normal" officeooo:rsid="001516b2" style:font-weight-asian="normal" style:font-weight-complex="normal"/>
    </style:style>
    <style:style style:name="T6" style:family="text">
      <style:text-properties fo:font-weight="normal" officeooo:rsid="0017c37a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166d59" style:font-weight-asian="normal" style:font-weight-complex="normal"/>
    </style:style>
    <style:style style:name="T12" style:family="text">
      <style:text-properties style:font-name="Liberation Serif" fo:font-weight="normal" officeooo:rsid="0017a13e" style:font-weight-asian="normal" style:font-weight-complex="normal"/>
    </style:style>
    <style:style style:name="T13" style:family="text">
      <style:text-properties style:font-name="Liberation Serif" fo:font-weight="normal" officeooo:rsid="0017c37a" style:font-weight-asian="normal" style:font-weight-complex="normal"/>
    </style:style>
    <style:style style:name="T14" style:family="text">
      <style:text-properties style:font-name="Liberation Serif" fo:font-weight="normal" officeooo:rsid="0018fbef" style:font-weight-asian="normal" style:font-weight-complex="normal"/>
    </style:style>
    <style:style style:name="T15" style:family="text">
      <style:text-properties style:font-name="Liberation Serif" officeooo:rsid="00166d59"/>
    </style:style>
    <style:style style:name="T16" style:family="text">
      <style:text-properties style:font-name="Liberation Serif" fo:font-style="italic" style:font-style-asian="italic" style:font-style-complex="italic"/>
    </style:style>
    <style:style style:name="T17" style:family="text">
      <style:text-properties style:font-name="Liberation Serif" fo:font-style="italic" officeooo:rsid="00166d59" style:font-style-asian="italic" style:font-style-complex="italic"/>
    </style:style>
    <style:style style:name="T18" style:family="text">
      <style:text-properties style:font-name="Liberation Serif" fo:font-style="italic" officeooo:rsid="0017c37a" style:font-style-asian="italic" style:font-style-complex="italic"/>
    </style:style>
    <style:style style:name="T19" style:family="text">
      <style:text-properties style:font-name="Liberation Serif" officeooo:rsid="0017a13e"/>
    </style:style>
    <style:style style:name="T20" style:family="text">
      <style:text-properties style:font-name="Liberation Serif" officeooo:rsid="0017c37a"/>
    </style:style>
    <style:style style:name="T21" style:family="text">
      <style:text-properties style:font-name="Liberation Serif" officeooo:rsid="001ab9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i arduino-cli</text:p>
      <text:p text:style-name="P1"/>
      <text:list xml:id="list3000431487" text:style-name="L1">
        <text:list-item>
          <text:p text:style-name="P2"><text:span text:style-name="T1">/home/daniele/.arduino15/arduino-cli.yaml → </text:span><text:span text:style-name="T2">posizione file di configurazione di arduino-cli</text:span></text:p>
        </text:list-item>
        <text:list-item>
          <text:p text:style-name="P4">arduino-cli core update-index<text:span text:style-name="T2"> </text:span><text:span text:style-name="T3">→</text:span><text:span text:style-name="T4"> aggiorna la lista dei core </text:span><text:span text:style-name="T3">all’interno del database dei core di arduino </text:span><text:span text:style-name="T5">(l’aggiornamento avviene dopo l’aggiunta di repository nel file di configurazione)</text:span></text:p>
        </text:list-item>
        <text:list-item>
          <text:p text:style-name="P3">arduino-cli core list <text:span text:style-name="T3">→ elenco degli arduino core installati</text:span></text:p>
        </text:list-item>
        <text:list-item>
          <text:p text:style-name="P3">arduino-cli core search <text:span text:style-name="T8">core_name </text:span><text:span text:style-name="T3">→ ricerca di un</text:span><text:span text:style-name="T6">o specifico</text:span><text:span text:style-name="T3"> core all’interno del database di arduino</text:span></text:p>
        </text:list-item>
        <text:list-item>
          <text:p text:style-name="P3">arduino-cli core install <text:span text:style-name="T8">core_name </text:span><text:span text:style-name="T3">→ installa un core </text:span><text:span text:style-name="T4">sul pc</text:span></text:p>
        </text:list-item>
        <text:list-item>
          <text:p text:style-name="P6"><text:span text:style-name="Source_20_Text"><text:span text:style-name="T9">arduino-cli </text:span></text:span><text:span text:style-name="Source_20_Text"><text:span text:style-name="T15">lib</text:span></text:span><text:span text:style-name="Source_20_Text"><text:span text:style-name="T9"> list </text:span></text:span><text:span text:style-name="Source_20_Text"><text:span text:style-name="T10">→</text:span></text:span><text:span text:style-name="Source_20_Text"><text:span text:style-name="T11"> lista delle librerie installate nel pc</text:span></text:span></text:p>
        </text:list-item>
        <text:list-item>
          <text:p text:style-name="P6"><text:span text:style-name="Source_20_Text"><text:span text:style-name="T9">arduino-cli </text:span></text:span><text:span text:style-name="Source_20_Text"><text:span text:style-name="T15">lib search </text:span></text:span><text:span text:style-name="Source_20_Text"><text:span text:style-name="T17">lib_name</text:span></text:span><text:span text:style-name="Source_20_Text"><text:span text:style-name="T11"> → ricarca di una </text:span></text:span><text:span text:style-name="Source_20_Text"><text:span text:style-name="T13">specifica </text:span></text:span><text:span text:style-name="Source_20_Text"><text:span text:style-name="T11">libreria </text:span></text:span><text:span text:style-name="Source_20_Text"><text:span text:style-name="T10">all’interno del database di arduino</text:span></text:span></text:p>
        </text:list-item>
        <text:list-item>
          <text:p text:style-name="P5"><text:span text:style-name="Source_20_Text"><text:span text:style-name="T9">arduino-cli </text:span></text:span><text:span text:style-name="Source_20_Text"><text:span text:style-name="T15">lib</text:span></text:span><text:span text:style-name="Source_20_Text"><text:span text:style-name="T9"> install </text:span></text:span><text:span text:style-name="Source_20_Text"><text:span text:style-name="T16">“</text:span></text:span><text:span text:style-name="Source_20_Text"><text:span text:style-name="T17">lib_name</text:span></text:span><text:span text:style-name="Source_20_Text"><text:span text:style-name="T16">”</text:span></text:span><text:span text:style-name="Source_20_Text"><text:span text:style-name="T10"> →</text:span></text:span><text:span text:style-name="Source_20_Text"><text:span text:style-name="T11"> installa una libreria sul pc (le virgolette sono obbligatorie)</text:span></text:span></text:p>
        </text:list-item>
        <text:list-item>
          <text:p text:style-name="P7"><text:span text:style-name="Source_20_Text"><text:span text:style-name="T9">arduino-cli board list </text:span></text:span><text:span text:style-name="Source_20_Text"><text:span text:style-name="T10">→ lista delle board connesse al pc</text:span></text:span></text:p>
        </text:list-item>
        <text:list-item>
          <text:p text:style-name="P7"><text:span text:style-name="Source_20_Text"><text:span text:style-name="T19">arduino-cli board listall</text:span></text:span><text:span text:style-name="Source_20_Text"><text:span text:style-name="T12"> → lista di tutte le board presenti nel database di arduino (</text:span></text:span><text:span text:style-name="Source_20_Text"><text:span text:style-name="T13">es. </text:span></text:span><text:span text:style-name="Source_20_Text"><text:span text:style-name="T10">esp8266:esp8266:nodemcu</text:span></text:span><text:span text:style-name="Source_20_Text"><text:span text:style-name="T13">)</text:span></text:span></text:p>
        </text:list-item>
        <text:list-item>
          <text:p text:style-name="P5"><text:span text:style-name="Source_20_Text"><text:span text:style-name="T15">arduino-cli compile -</text:span></text:span><text:span text:style-name="Source_20_Text"><text:span text:style-name="T20">b </text:span></text:span><text:span text:style-name="Source_20_Text"><text:span text:style-name="T18">board_name </text:span></text:span><text:span text:style-name="Source_20_Text"><text:span text:style-name="T13">→ compila lo sketch sulla board specificata (prima di eseguire questo comando occorre posizionarsi all’interno della cartella dove si trova lo sketch con l’estensione .ino)</text:span></text:span></text:p>
        </text:list-item>
        <text:list-item>
          <text:p text:style-name="P5"><text:span text:style-name="Source_20_Text"><text:span text:style-name="T20">arduino-cli upload -b</text:span></text:span><text:span text:style-name="Source_20_Text"><text:span text:style-name="T13"> </text:span></text:span><text:span text:style-name="Source_20_Text"><text:span text:style-name="T18">board_name</text:span></text:span><text:span text:style-name="Source_20_Text"><text:span text:style-name="T13"> </text:span></text:span><text:span text:style-name="Source_20_Text"><text:span text:style-name="T20">-p </text:span></text:span><text:span text:style-name="Source_20_Text"><text:span text:style-name="T18">port_name </text:span></text:span><text:span text:style-name="Source_20_Text"><text:span text:style-name="T13">→ carica (flash) lo sketch sulla board connessa alla porta specificata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3:45:35.623072447</meta:creation-date>
    <dc:date>2020-03-03T00:42:53.649404473</dc:date>
    <meta:editing-duration>PT7H36M4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93" meta:character-count="1285" meta:non-whitespace-character-count="1117"/>
  </office:meta>
</office:document-meta>
</file>